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0bdc5c" officeooo:paragraph-rsid="000bdc5c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d9686" officeooo:paragraph-rsid="000d9686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ab7e2" officeooo:paragraph-rsid="000ab7e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work classifier cgroup</text:p>
      <text:p text:style-name="P3">(контрольная группа сетевого классификатора)</text:p>
      <text:p text:style-name="P1">Контрольная группа Network classifier обеспечивает интерфейс для маркирования сетевых пакетов соответствующим классовым идентификатором(classid).</text:p>
      <text:p text:style-name="P1">Traffic Controller(tc) может быть использован для назначения различных приоритетов пакетам из различных контрольных групп. Также Netfilter(iptables) может использовать метки для выполнения соответствующих действий на каждым таким пакет.</text:p>
      <text:p text:style-name="P1">Создание контрольной группы net_cls создаёт файл net_cls.classid. Значение в файле net_cls.classid инициализировано в 0.</text:p>
      <text:p text:style-name="P1">Вы можете записать шестнадцетеричные значения в net_cls.classid; форматом для этих значение является 0xAAAABBBB; AAAA это major число управления и BBBB — minor.</text:p>
      <text:p text:style-name="P1">Чтение net_cls.classid возвращает десятичные результат.</text:p>
      <text:p text:style-name="P1">Пример:</text:p>
      <text:p text:style-name="P1"/>
      <text:p text:style-name="P2">mkdir /sys/fs/cgroup/net_cls</text:p>
      <text:p text:style-name="P2">mount -t cgroup -onet_cls net_cls /sys/fs/cgroup/net_cls</text:p>
      <text:p text:style-name="P2">mkdir /sys/fs/cgroup/net_cls/0</text:p>
      <text:p text:style-name="P2">echo 0x100001 &gt; <text:s/>/sys/fs/cgroup/net_cls/0/net_cls.classid</text:p>
      <text:p text:style-name="P2"><text:s text:c="8"/>- setting a 10:1 handle.</text:p>
      <text:p text:style-name="P2"/>
      <text:p text:style-name="P2">cat /sys/fs/cgroup/net_cls/0/net_cls.classid</text:p>
      <text:p text:style-name="P2">1048577</text:p>
      <text:p text:style-name="P2"/>
      <text:p text:style-name="P2">конфигурация tc:</text:p>
      <text:p text:style-name="P2"/>
      <text:p text:style-name="P2">tc qdisc add dev eth0 root handle 10: htb</text:p>
      <text:p text:style-name="P2"/>
      <text:p text:style-name="P2">tc class add dev eth0 parent 10: classid 10:1 htb rate 40mbit</text:p>
      <text:p text:style-name="P2"/>
      <text:p text:style-name="P2">- создание класса трафика 10:1</text:p>
      <text:p text:style-name="P2"/>
      <text:p text:style-name="P2">tc filter add dev eth0 parent 10: protocol ip prio 10 handle 1: cgroup</text:p>
      <text:p text:style-name="P2"/>
      <text:p text:style-name="P2">конфигурация iptables, базовый пример:</text:p>
      <text:p text:style-name="P2"/>
      <text:p text:style-name="P2">iptables -A OUTPUT -m cgroup ! --cgroup 0x100001 -j DR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6:02:38.030645245</meta:creation-date>
    <dc:date>2015-01-07T16:36:05.974568359</dc:date>
    <meta:editing-duration>PT18M13S</meta:editing-duration>
    <meta:editing-cycles>3</meta:editing-cycles>
    <meta:generator>LibreOffice/4.1.6.2$Linux_X86_64 LibreOffice_project/410m0$Build-2</meta:generator>
    <meta:document-statistic meta:table-count="0" meta:image-count="0" meta:object-count="0" meta:page-count="1" meta:paragraph-count="22" meta:word-count="167" meta:character-count="1358" meta:non-whitespace-character-count="1204"/>
  </office:meta>
</office:document-meta>
</file>